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4000002DEE90F10FBDAA74688.png" manifest:media-type="image/png"/>
  <manifest:file-entry manifest:full-path="Pictures/10000001000004B4000000BC01F2693D7BA437D1.png" manifest:media-type="image/png"/>
  <manifest:file-entry manifest:full-path="Pictures/10000001000003680000012A559B50E6E06B446B.png" manifest:media-type="image/png"/>
  <manifest:file-entry manifest:full-path="Pictures/100000010000077C00000434B1EE031DC85AA583.png" manifest:media-type="image/png"/>
  <manifest:file-entry manifest:full-path="Pictures/100000010000036800000081745E129E3DFDE8D7.png" manifest:media-type="image/png"/>
  <manifest:file-entry manifest:full-path="Pictures/100000010000077C0000043423810548DE7E7B5E.png" manifest:media-type="image/png"/>
  <manifest:file-entry manifest:full-path="Pictures/100000010000077C0000024AD90DF408E58E0AD9.png" manifest:media-type="image/png"/>
  <manifest:file-entry manifest:full-path="Pictures/100000010000077C000001E78463CC9091330995.png" manifest:media-type="image/png"/>
  <manifest:file-entry manifest:full-path="Pictures/100000010000077C000002E025005ADA153FD2A0.png" manifest:media-type="image/png"/>
  <manifest:file-entry manifest:full-path="Pictures/100000010000077C000004341AB903BCEF261783.png" manifest:media-type="image/png"/>
  <manifest:file-entry manifest:full-path="Pictures/100000010000077C000004348C6474F22EBFAEDC.png" manifest:media-type="image/png"/>
  <manifest:file-entry manifest:full-path="Pictures/100000010000077C00000434A3C56B7ED6FA918E.png" manifest:media-type="image/png"/>
  <manifest:file-entry manifest:full-path="Pictures/10000001000004B4000000BC62547490AADE5084.png" manifest:media-type="image/png"/>
  <manifest:file-entry manifest:full-path="Pictures/100000010000077C000004341CF164C633E34910.png" manifest:media-type="image/png"/>
  <manifest:file-entry manifest:full-path="Pictures/100000010000077300000224A7A9C1BFB017FCC2.png" manifest:media-type="image/png"/>
  <manifest:file-entry manifest:full-path="Pictures/100000010000077C0000024A95D582926CDC936B.png" manifest:media-type="image/png"/>
  <manifest:file-entry manifest:full-path="Pictures/100000010000077C0000039FA522A533D8A5CFEA.png" manifest:media-type="image/png"/>
  <manifest:file-entry manifest:full-path="Pictures/100000010000077C0000043401AC3EE1E6F11C62.png" manifest:media-type="image/png"/>
  <manifest:file-entry manifest:full-path="Pictures/100000010000077C000004360BF89C341022B2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b6a4" officeooo:paragraph-rsid="0005b6a4"/>
    </style:style>
    <style:style style:name="P2" style:family="paragraph" style:parent-style-name="Standard">
      <style:paragraph-properties fo:break-before="page"/>
      <style:text-properties officeooo:rsid="0005b6a4" officeooo:paragraph-rsid="0005b6a4"/>
    </style:style>
    <style:style style:name="P3" style:family="paragraph" style:parent-style-name="Standard">
      <style:text-properties officeooo:rsid="000719e9" officeooo:paragraph-rsid="000719e9"/>
    </style:style>
    <style:style style:name="P4" style:family="paragraph" style:parent-style-name="Standard">
      <style:text-properties officeooo:rsid="000866da" officeooo:paragraph-rsid="000866da"/>
    </style:style>
    <style:style style:name="P5" style:family="paragraph" style:parent-style-name="Standard">
      <style:paragraph-properties fo:break-before="page"/>
      <style:text-properties officeooo:rsid="000866da" officeooo:paragraph-rsid="000866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17cm" svg:height="5.198cm" draw:z-index="0"><draw:image xlink:href="Pictures/100000010000077C0000024A95D582926CDC936B.png" xlink:type="simple" xlink:show="embed" xlink:actuate="onLoad" draw:mime-type="image/png"/></draw:frame><draw:frame draw:style-name="fr1" draw:name="Image2" text:anchor-type="char" svg:x="0.064cm" svg:y="5.969cm" svg:width="17cm" svg:height="5.198cm" draw:z-index="1"><draw:image xlink:href="Pictures/100000010000077C0000024AD90DF408E58E0AD9.png" xlink:type="simple" xlink:show="embed" xlink:actuate="onLoad" draw:mime-type="image/png"/></draw:frame></text:p>
      <text:p text:style-name="P1"><draw:frame draw:style-name="fr1" draw:name="Image3" text:anchor-type="char" svg:x="0.169cm" svg:y="6.292cm" svg:width="17cm" svg:height="4.32cm" draw:z-index="2"><draw:image xlink:href="Pictures/100000010000077C000001E78463CC9091330995.png" xlink:type="simple" xlink:show="embed" xlink:actuate="onLoad" draw:mime-type="image/png"/></draw:frame><draw:frame draw:style-name="fr1" draw:name="Image4" text:anchor-type="char" svg:x="0.254cm" svg:y="11.465cm" svg:width="17cm" svg:height="8.225cm" draw:z-index="3"><draw:image xlink:href="Pictures/100000010000077C0000039FA522A533D8A5CFEA.png" xlink:type="simple" xlink:show="embed" xlink:actuate="onLoad" draw:mime-type="image/png"/></draw:frame></text:p>
      <text:p text:style-name="P2"><draw:frame draw:style-name="fr2" draw:name="Image5" text:anchor-type="char" svg:width="17cm" svg:height="9.546cm" draw:z-index="4"><draw:image xlink:href="Pictures/100000010000077C000004341AB903BCEF261783.png" xlink:type="simple" xlink:show="embed" xlink:actuate="onLoad" draw:mime-type="image/png"/></draw:frame></text:p>
      <text:p text:style-name="P1"><draw:frame draw:style-name="fr2" draw:name="Image6" text:anchor-type="char" svg:width="17cm" svg:height="9.546cm" draw:z-index="5"><draw:image xlink:href="Pictures/100000010000077C000004348C6474F22EBFAEDC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><draw:frame draw:style-name="fr2" draw:name="Image7" text:anchor-type="char" svg:width="17cm" svg:height="9.546cm" draw:z-index="6"><draw:image xlink:href="Pictures/100000010000077C00000434A3C56B7ED6FA918E.png" xlink:type="simple" xlink:show="embed" xlink:actuate="onLoad" draw:mime-type="image/png"/></draw:frame><text:line-break/></text:p>
      <text:p text:style-name="P1"><draw:frame draw:style-name="fr2" draw:name="Image9" text:anchor-type="char" svg:width="17cm" svg:height="9.546cm" draw:z-index="8"><draw:image xlink:href="Pictures/100000010000077C000004341CF164C633E34910.png" xlink:type="simple" xlink:show="embed" xlink:actuate="onLoad" draw:mime-type="image/png"/></draw:frame><draw:frame draw:style-name="fr3" draw:name="Image8" text:anchor-type="char" svg:width="17cm" svg:height="9.546cm" draw:z-index="7"><draw:image xlink:href="Pictures/100000010000077C00000434B1EE031DC85AA583.png" xlink:type="simple" xlink:show="embed" xlink:actuate="onLoad" draw:mime-type="image/png"/></draw:frame></text:p>
      <text:p text:style-name="P1"/>
      <text:p text:style-name="P2"><draw:frame draw:style-name="fr2" draw:name="Image10" text:anchor-type="char" svg:width="17cm" svg:height="9.546cm" draw:z-index="9"><draw:image xlink:href="Pictures/100000010000077C0000043423810548DE7E7B5E.png" xlink:type="simple" xlink:show="embed" xlink:actuate="onLoad" draw:mime-type="image/png"/></draw:frame></text:p>
      <text:p text:style-name="P1"/>
      <text:p text:style-name="P1"><draw:frame draw:style-name="fr2" draw:name="Image11" text:anchor-type="char" svg:width="17cm" svg:height="9.546cm" draw:z-index="10"><draw:image xlink:href="Pictures/100000010000077C0000043401AC3EE1E6F11C62.png" xlink:type="simple" xlink:show="embed" xlink:actuate="onLoad" draw:mime-type="image/png"/></draw:frame></text:p>
      <text:p text:style-name="P1"/>
      <text:p text:style-name="P1"/>
      <text:p text:style-name="P1"><draw:frame draw:style-name="fr2" draw:name="Image12" text:anchor-type="char" svg:width="17cm" svg:height="6.53cm" draw:z-index="11"><draw:image xlink:href="Pictures/100000010000077C000002E025005ADA153FD2A0.png" xlink:type="simple" xlink:show="embed" xlink:actuate="onLoad" draw:mime-type="image/png"/></draw:frame><text:soft-page-break/></text:p>
      <text:p text:style-name="P1"/>
      <text:p text:style-name="P3"><draw:frame draw:style-name="fr2" draw:name="Image13" text:anchor-type="char" svg:width="17cm" svg:height="9.564cm" draw:z-index="12"><draw:image xlink:href="Pictures/100000010000077C000004360BF89C341022B254.png" xlink:type="simple" xlink:show="embed" xlink:actuate="onLoad" draw:mime-type="image/png"/></draw:frame></text:p>
      <text:p text:style-name="P3"/>
      <text:p text:style-name="P4"><draw:frame draw:style-name="fr3" draw:name="Image14" text:anchor-type="char" svg:width="17cm" svg:height="4.884cm" draw:z-index="13"><draw:image xlink:href="Pictures/100000010000077300000224A7A9C1BFB017FCC2.png" xlink:type="simple" xlink:show="embed" xlink:actuate="onLoad" draw:mime-type="image/png"/></draw:frame></text:p>
      <text:p text:style-name="P4"/>
      <text:p text:style-name="P5"><draw:frame draw:style-name="fr2" draw:name="Image15" text:anchor-type="char" svg:width="17cm" svg:height="5.808cm" draw:z-index="14"><draw:image xlink:href="Pictures/10000001000003680000012A559B50E6E06B446B.png" xlink:type="simple" xlink:show="embed" xlink:actuate="onLoad" draw:mime-type="image/png"/></draw:frame></text:p>
      <text:p text:style-name="P4"><draw:frame draw:style-name="fr1" draw:name="Image16" text:anchor-type="char" svg:x="0cm" svg:y="0.333cm" svg:width="17cm" svg:height="2.514cm" draw:z-index="15"><draw:image xlink:href="Pictures/100000010000036800000081745E129E3DFDE8D7.png" xlink:type="simple" xlink:show="embed" xlink:actuate="onLoad" draw:mime-type="image/png"/></draw:frame></text:p>
      <text:p text:style-name="P4"/>
      <text:p text:style-name="P4"><draw:frame draw:style-name="fr2" draw:name="Image17" text:anchor-type="char" svg:width="17cm" svg:height="2.653cm" draw:z-index="16"><draw:image xlink:href="Pictures/10000001000004B4000000BC01F2693D7BA437D1.png" xlink:type="simple" xlink:show="embed" xlink:actuate="onLoad" draw:mime-type="image/png"/></draw:frame></text:p>
      <text:p text:style-name="P4"><draw:frame draw:style-name="fr2" draw:name="Image18" text:anchor-type="char" svg:width="17cm" svg:height="2.653cm" draw:z-index="17"><draw:image xlink:href="Pictures/10000001000004B4000000BC62547490AADE5084.png" xlink:type="simple" xlink:show="embed" xlink:actuate="onLoad" draw:mime-type="image/png"/></draw:frame><draw:frame draw:style-name="fr1" draw:name="Image19" text:anchor-type="char" svg:x="-0.021cm" svg:y="3.616cm" svg:width="17cm" svg:height="10.363cm" draw:z-index="18"><draw:image xlink:href="Pictures/10000001000004B4000002DEE90F10FBDAA746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2:40:27.913291491</meta:creation-date>
    <dc:date>2024-01-22T22:55:11.362016154</dc:date>
    <meta:editing-duration>PT4M32S</meta:editing-duration>
    <meta:editing-cycles>2</meta:editing-cycles>
    <meta:generator>LibreOffice/7.3.7.2$Linux_X86_64 LibreOffice_project/30$Build-2</meta:generator>
    <meta:document-statistic meta:table-count="0" meta:image-count="19" meta:object-count="0" meta:page-count="6" meta:paragraph-count="1" meta:word-count="0" meta:character-count="1" meta:non-whitespace-character-count="0"/>
  </office:meta>
</office:document-meta>
</file>